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 style:list-style-name="L1">
      <style:text-properties fo:language="fr" fo:country="FR"/>
    </style:style>
    <style:style style:name="P3" style:family="paragraph" style:parent-style-name="Standard" style:list-style-name="L2">
      <style:text-properties fo:language="fr" fo:country="FR"/>
    </style:style>
    <style:style style:name="P4" style:family="paragraph" style:parent-style-name="Standard" style:list-style-name="L3">
      <style:text-properties fo:language="fr" fo:country="FR"/>
    </style:style>
    <style:style style:name="P5" style:family="paragraph" style:parent-style-name="Standard" style:list-style-name="L4">
      <style:text-properties fo:language="fr" fo:country="F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u matériel nécessaire :</text:p>
      <text:p text:style-name="P1"/>
      <text:list xml:id="list8179024916462128496" text:style-name="L1">
        <text:list-item>
          <text:p text:style-name="P2">encodeur magnétique pour treuil (multi-tours ou avec réducteur)</text:p>
        </text:list-item>
      </text:list>
      <text:p text:style-name="P1">ref : à déterminer, fabricant : à déterminer</text:p>
      <text:p text:style-name="P1"/>
      <text:list xml:id="list1678497008335742392" text:style-name="L2">
        <text:list-item>
          <text:p text:style-name="P3">potentiomètre magnétique</text:p>
        </text:list-item>
      </text:list>
      <text:p text:style-name="P1">ref : AS5048A ou B, fabricant : http://www.ams.com/eng/Products/Position-Sensors </text:p>
      <text:p text:style-name="P1"/>
      <text:list xml:id="list8035326053098762732" text:style-name="L3">
        <text:list-item>
          <text:p text:style-name="P4">carte arduino</text:p>
        </text:list-item>
      </text:list>
      <text:p text:style-name="P1">ref : à déterminer : <text:s/>à déterminer</text:p>
      <text:p text:style-name="P1"/>
      <text:list xml:id="list9129238038346530952" text:style-name="L4">
        <text:list-item>
          <text:p text:style-name="P5">interface de puissance du moteur</text:p>
        </text:list-item>
      </text:list>
      <text:p text:style-name="P1">ref : à détermi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7S</meta:editing-duration>
    <meta:editing-cycles>5</meta:editing-cycles>
    <meta:generator>OpenOffice/4.1.0$Win32 OpenOffice.org_project/410m18$Build-9764</meta:generator>
    <dc:date>2014-06-13T12:21:42.69</dc:date>
    <meta:document-statistic meta:table-count="0" meta:image-count="0" meta:object-count="0" meta:page-count="1" meta:paragraph-count="9" meta:word-count="53" meta:character-count="343"/>
    <meta:user-defined meta:name="Info 1"/>
    <meta:user-defined meta:name="Info 2"/>
    <meta:user-defined meta:name="Info 3"/>
    <meta:user-defined meta:name="Info 4"/>
  </office:meta>
</office:document-meta>
</file>